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Roboto" svg:font-family="Roboto, Arial, Helvetica, sans-serif"/>
    <style:font-face style:name="inherit" svg:font-family="inherit"/>
    <style:font-face style:name="source-serif-pro" svg:font-family="source-serif-pro, Georgia, Cambria, 'Times New Roman', Times, 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50%"/>
      <style:text-properties fo:color="#000000" loext:opacity="100%" style:font-name="Ubuntu" fo:font-size="14pt" officeooo:paragraph-rsid="002d20cc" style:font-size-asian="14pt" style:font-size-complex="14pt"/>
    </style:style>
    <style:style style:name="P2" style:family="paragraph" style:parent-style-name="Text_20_body">
      <style:paragraph-properties fo:line-height="150%"/>
      <style:text-properties fo:color="#000000" loext:opacity="100%" style:font-name="Ubuntu" fo:font-size="14pt" fo:font-style="normal" officeooo:rsid="0033e1e6" officeooo:paragraph-rsid="003eb000" style:font-size-asian="14pt" style:font-style-asian="normal" style:font-size-complex="14pt" style:font-style-complex="normal"/>
    </style:style>
    <style:style style:name="P3" style:family="paragraph" style:parent-style-name="Heading_20_1">
      <style:paragraph-properties fo:line-height="150%" fo:text-align="center" style:justify-single-word="false"/>
      <style:text-properties fo:color="#000000" loext:opacity="100%" style:font-name="Ubuntu" fo:font-style="normal" style:font-style-asian="normal" style:font-style-complex="normal"/>
    </style:style>
    <style:style style:name="P4" style:family="paragraph" style:parent-style-name="Heading_20_2">
      <style:paragraph-properties fo:line-height="150%" fo:text-align="center" style:justify-single-word="false"/>
      <style:text-properties style:font-name="Ubuntu"/>
    </style:style>
    <style:style style:name="P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2d20cc" officeooo:paragraph-rsid="00253bd3" style:font-size-asian="14pt" style:font-style-asian="normal" style:font-weight-asian="normal" style:font-size-complex="14pt" style:font-style-complex="normal" style:font-weight-complex="normal"/>
    </style:style>
    <style:style style:name="P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21be41" style:font-size-asian="14pt" style:font-style-asian="normal" style:font-size-complex="14pt" style:font-style-complex="normal"/>
    </style:style>
    <style:style style:name="P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253bd3" style:font-size-asian="14pt" style:font-style-asian="normal" style:font-size-complex="14pt" style:font-style-complex="normal"/>
    </style:style>
    <style:style style:name="P8" style:family="paragraph" style:parent-style-name="Standard">
      <style:paragraph-properties fo:line-height="150%"/>
      <style:text-properties fo:color="#000000" loext:opacity="100%" style:font-name="Ubuntu" fo:font-size="14pt" fo:font-style="normal" style:font-size-asian="14pt" style:font-style-asian="normal" style:font-size-complex="14pt" style:font-style-complex="normal"/>
    </style:style>
    <style:style style:name="P9" style:family="paragraph" style:parent-style-name="Standard">
      <style:paragraph-properties fo:line-height="150%"/>
      <style:text-properties fo:color="#000000" loext:opacity="100%" style:font-name="Ubuntu" fo:font-size="14pt" fo:font-style="normal" officeooo:rsid="00205d37" officeooo:paragraph-rsid="0021be41" style:font-size-asian="14pt" style:font-style-asian="normal" style:font-size-complex="14pt" style:font-style-complex="normal"/>
    </style:style>
    <style:style style:name="P10" style:family="paragraph" style:parent-style-name="Standard">
      <style:paragraph-properties fo:line-height="150%"/>
      <style:text-properties fo:color="#000000" loext:opacity="100%" style:font-name="Ubuntu" fo:font-size="14pt" fo:font-style="normal" style:font-size-asian="14pt" style:font-style-asian="normal" style:font-size-complex="14pt" style:font-style-complex="normal"/>
    </style:style>
    <style:style style:name="P11" style:family="paragraph" style:parent-style-name="Standard">
      <style:paragraph-properties fo:line-height="150%"/>
      <style:text-properties fo:color="#000000" loext:opacity="100%" style:font-name="Ubuntu" fo:font-size="14pt" fo:font-style="normal" officeooo:paragraph-rsid="0021be41" style:font-size-asian="14pt" style:font-style-asian="normal" style:font-size-complex="14pt" style:font-style-complex="normal"/>
    </style:style>
    <style:style style:name="P12" style:family="paragraph" style:parent-style-name="Standard">
      <style:paragraph-properties fo:line-height="150%"/>
      <style:text-properties fo:color="#000000" loext:opacity="100%" style:font-name="Ubuntu" fo:font-size="14pt" fo:font-style="normal" officeooo:paragraph-rsid="00253bd3" style:font-size-asian="14pt" style:font-style-asian="normal" style:font-size-complex="14pt" style:font-style-complex="normal"/>
    </style:style>
    <style:style style:name="P13" style:family="paragraph" style:parent-style-name="Standard">
      <style:paragraph-properties fo:line-height="150%"/>
      <style:text-properties fo:color="#000000" loext:opacity="100%" style:font-name="Ubuntu" fo:font-size="14pt" fo:font-style="normal" officeooo:rsid="00357fcc" officeooo:paragraph-rsid="00373bf4" style:font-size-asian="14pt" style:font-style-asian="normal" style:font-size-complex="14pt" style:font-style-complex="normal"/>
    </style:style>
    <style:style style:name="P14" style:family="paragraph" style:parent-style-name="Standard">
      <style:paragraph-properties fo:line-height="150%"/>
      <style:text-properties fo:color="#000000" loext:opacity="100%" style:font-name="Ubuntu" fo:font-size="14pt" fo:font-style="normal" officeooo:rsid="00373bf4" officeooo:paragraph-rsid="00373bf4" style:font-size-asian="14pt" style:font-style-asian="normal" style:font-size-complex="14pt" style:font-style-complex="normal"/>
    </style:style>
    <style:style style:name="P15" style:family="paragraph" style:parent-style-name="Standard">
      <style:paragraph-properties fo:line-height="150%"/>
      <style:text-properties fo:color="#000000" loext:opacity="100%" style:font-name="Ubuntu" fo:font-size="14pt" fo:font-style="normal" officeooo:rsid="0033e1e6" style:font-size-asian="14pt" style:font-style-asian="normal" style:font-size-complex="14pt" style:font-style-complex="normal"/>
    </style:style>
    <style:style style:name="P16" style:family="paragraph" style:parent-style-name="Standard">
      <style:paragraph-properties fo:line-height="150%"/>
      <style:text-properties fo:color="#000000" loext:opacity="100%" style:font-name="Ubuntu" fo:font-size="14pt" fo:font-style="normal" officeooo:rsid="004bdd25" officeooo:paragraph-rsid="004bdd25" style:font-size-asian="14pt" style:font-style-asian="normal" style:font-size-complex="14pt" style:font-style-complex="normal"/>
    </style:style>
    <style:style style:name="P17" style:family="paragraph" style:parent-style-name="Standard">
      <style:paragraph-properties fo:margin-left="0cm" fo:margin-right="0cm" fo:margin-top="0cm" fo:margin-bottom="0.247cm" style:contextual-spacing="false" fo:line-height="150%" fo:orphans="2" fo:widows="2" fo:text-indent="0cm" style:auto-text-indent="false" fo:padding="0cm" fo:border="none"/>
      <style:text-properties fo:color="#000000" loext:opacity="100%" style:font-name="Ubuntu" fo:font-size="14pt" fo:font-style="normal" officeooo:rsid="0044f00d" officeooo:paragraph-rsid="004f8079" style:font-size-asian="14pt" style:font-style-asian="normal" style:font-size-complex="14pt" style:font-style-complex="normal"/>
    </style:style>
    <style:style style:name="P18"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3097f4" officeooo:paragraph-rsid="003097f4" style:font-size-asian="14pt" style:font-style-asian="normal" style:font-size-complex="14pt" style:font-style-complex="normal"/>
    </style:style>
    <style:style style:name="P19"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paragraph-rsid="002d20cc" style:font-size-asian="14pt" style:font-style-asian="normal" style:font-size-complex="14pt" style:font-style-complex="normal"/>
    </style:style>
    <style:style style:name="P20"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3097f4" officeooo:paragraph-rsid="003097f4" style:font-size-asian="14pt" style:font-style-asian="normal" style:font-size-complex="14pt" style:font-style-complex="normal"/>
    </style:style>
    <style:style style:name="P21" style:family="paragraph" style:parent-style-name="Text_20_body">
      <style:paragraph-properties fo:line-height="150%"/>
      <style:text-properties fo:font-variant="normal" fo:text-transform="none" fo:color="#000000" loext:opacity="100%" style:font-name="Ubuntu" fo:font-size="14pt" fo:font-style="normal" fo:font-weight="bold" officeooo:rsid="0040070d" officeooo:paragraph-rsid="003befe4" style:font-size-asian="14pt" style:font-style-asian="normal" style:font-weight-asian="bold" style:font-size-complex="14pt" style:font-style-complex="normal" style:font-weight-complex="bold"/>
    </style:style>
    <style:style style:name="P22" style:family="paragraph" style:parent-style-name="Text_20_body">
      <style:paragraph-properties fo:line-height="150%"/>
      <style:text-properties fo:font-variant="normal" fo:text-transform="none" fo:color="#000000" loext:opacity="100%" style:font-name="Ubuntu" fo:font-size="14pt" fo:font-style="normal" fo:font-weight="normal" officeooo:paragraph-rsid="0040070d" style:font-size-asian="14pt" style:font-style-asian="normal" style:font-size-complex="14pt" style:font-style-complex="normal"/>
    </style:style>
    <style:style style:name="P23" style:family="paragraph" style:parent-style-name="Text_20_body">
      <style:paragraph-properties fo:line-height="150%"/>
      <style:text-properties fo:color="#000000" loext:opacity="100%" style:font-name="Ubuntu" fo:font-size="14pt" fo:font-style="normal" officeooo:paragraph-rsid="003097f4" style:font-size-asian="14pt" style:font-style-asian="normal" style:font-size-complex="14pt" style:font-style-complex="normal"/>
    </style:style>
    <style:style style:name="P24" style:family="paragraph" style:parent-style-name="Text_20_body">
      <style:paragraph-properties fo:margin-left="0cm" fo:margin-right="0cm" fo:margin-top="0cm" fo:margin-bottom="0.247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32273f" style:font-size-asian="14pt" style:font-style-asian="normal" style:font-size-complex="14pt" style:font-style-complex="normal"/>
    </style:style>
    <style:style style:name="P25" style:family="paragraph" style:parent-style-name="Text_20_body">
      <style:paragraph-properties fo:margin-left="0cm" fo:margin-right="0cm" fo:margin-top="0cm" fo:margin-bottom="0.247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44f00d" style:font-size-asian="14pt" style:font-style-asian="normal" style:font-size-complex="14pt" style:font-style-complex="normal"/>
    </style:style>
    <style:style style:name="P26" style:family="paragraph" style:parent-style-name="Text_20_body">
      <style:paragraph-properties fo:margin-left="0cm" fo:margin-right="0cm" fo:margin-top="0cm" fo:margin-bottom="0.247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44f00d" officeooo:paragraph-rsid="00460e45" style:font-size-asian="14pt" style:font-style-asian="normal" style:font-size-complex="14pt" style:font-style-complex="normal"/>
    </style:style>
    <style:style style:name="P27" style:family="paragraph" style:parent-style-name="Text_20_body">
      <style:paragraph-properties fo:margin-left="0cm" fo:margin-right="0cm" fo:margin-top="0cm" fo:margin-bottom="0.247cm" style:contextual-spacing="false" fo:line-height="150%" fo:orphans="2" fo:widows="2" fo:text-indent="0cm" style:auto-text-indent="false" fo:padding="0cm" fo:border="none"/>
      <style:text-properties fo:color="#000000" loext:opacity="100%" style:font-name="Ubuntu" fo:font-size="14pt" fo:font-style="normal" officeooo:paragraph-rsid="00265318" style:font-size-asian="14pt" style:font-style-asian="normal" style:font-size-complex="14pt" style:font-style-complex="normal"/>
    </style:style>
    <style:style style:name="P28" style:family="paragraph" style:parent-style-name="Text_20_body">
      <style:paragraph-properties fo:margin-left="0cm" fo:margin-right="0cm" fo:margin-top="0cm" fo:margin-bottom="0.247cm" style:contextual-spacing="false" fo:line-height="150%" fo:orphans="2" fo:widows="2" fo:text-indent="0cm" style:auto-text-indent="false" fo:padding="0cm" fo:border="none"/>
      <style:text-properties fo:color="#000000" loext:opacity="100%" style:font-name="Ubuntu" fo:font-size="14pt" fo:font-style="normal" officeooo:paragraph-rsid="0033e1e6" style:font-size-asian="14pt" style:font-style-asian="normal" style:font-size-complex="14pt" style:font-style-complex="normal"/>
    </style:style>
    <style:style style:name="T1" style:family="text">
      <style:text-properties fo:font-variant="normal" fo:text-transform="none" fo:color="#292929" loext:opacity="100%" style:font-name="source-serif-pro" fo:font-size="13.6999998092651pt" fo:font-weight="normal"/>
    </style:style>
    <style:style style:name="T2" style:family="text">
      <style:text-properties fo:font-variant="normal" fo:text-transform="none" fo:color="#292929" loext:opacity="100%" style:font-name="source-serif-pro" fo:font-size="13.6999998092651pt" fo:font-weight="normal" officeooo:rsid="003befe4"/>
    </style:style>
    <style:style style:name="T3" style:family="text">
      <style:text-properties fo:font-variant="normal" fo:text-transform="none" fo:color="#292929" loext:opacity="100%" style:font-name="source-serif-pro" fo:font-size="13.6999998092651pt" fo:font-weight="normal" officeooo:rsid="003eb000"/>
    </style:style>
    <style:style style:name="T4" style:family="text">
      <style:text-properties fo:font-variant="normal" fo:text-transform="none" fo:color="#292929" loext:opacity="100%" fo:font-size="13.6999998092651pt" fo:font-weight="normal"/>
    </style:style>
    <style:style style:name="T5" style:family="text">
      <style:text-properties fo:font-variant="normal" fo:text-transform="none" fo:color="#292929" loext:opacity="100%" fo:font-size="13.6999998092651pt" fo:font-weight="normal" officeooo:rsid="003befe4"/>
    </style:style>
    <style:style style:name="T6" style:family="text">
      <style:text-properties fo:font-variant="normal" fo:text-transform="none" fo:color="#292929" loext:opacity="100%" fo:font-size="13.6999998092651pt" fo:font-weight="normal" officeooo:rsid="003eb000"/>
    </style:style>
    <style:style style:name="T7" style:family="text">
      <style:text-properties fo:font-variant="normal" fo:text-transform="none" fo:color="#292929" loext:opacity="100%" style:font-name="Ubuntu" fo:font-size="13.6999998092651pt" fo:font-weight="normal"/>
    </style:style>
    <style:style style:name="T8" style:family="text">
      <style:text-properties fo:font-variant="normal" fo:text-transform="none" fo:color="#292929" loext:opacity="100%" style:font-name="Ubuntu" fo:font-size="13.6999998092651pt" fo:font-weight="normal" officeooo:rsid="003befe4"/>
    </style:style>
    <style:style style:name="T9" style:family="text">
      <style:text-properties fo:font-variant="normal" fo:text-transform="none" fo:color="#292929" loext:opacity="100%" style:font-name="Ubuntu" fo:font-size="13.6999998092651pt" fo:font-weight="normal" officeooo:rsid="003eb000"/>
    </style:style>
    <style:style style:name="T10" style:family="text">
      <style:text-properties fo:font-variant="normal" fo:text-transform="none" fo:color="#292929" loext:opacity="100%" style:font-name="Ubuntu" fo:font-size="13.6999998092651pt" fo:font-style="italic" fo:font-weight="normal" style:font-style-asian="italic" style:font-style-complex="italic"/>
    </style:style>
    <style:style style:name="T11" style:family="text">
      <style:text-properties fo:font-variant="normal" fo:text-transform="none" fo:color="#292929" loext:opacity="100%" style:font-name="Ubuntu" fo:font-size="13.6999998092651pt" fo:font-style="italic" fo:font-weight="normal" officeooo:rsid="003befe4" style:font-style-asian="italic" style:font-style-complex="italic"/>
    </style:style>
    <style:style style:name="T12" style:family="text">
      <style:text-properties fo:font-variant="normal" fo:text-transform="none" fo:color="#292929" loext:opacity="100%" style:font-name="Ubuntu" fo:font-size="13.6999998092651pt" fo:font-style="italic" fo:font-weight="normal" officeooo:rsid="003eb000" style:font-style-asian="italic" style:font-style-complex="italic"/>
    </style:style>
    <style:style style:name="T13" style:family="text">
      <style:text-properties fo:font-variant="normal" fo:text-transform="none" fo:letter-spacing="normal" fo:font-style="normal" fo:font-weight="normal" style:font-style-asian="normal" style:font-style-complex="normal"/>
    </style:style>
    <style:style style:name="T14" style:family="text">
      <style:text-properties fo:font-variant="normal" fo:text-transform="none" fo:letter-spacing="normal" fo:font-weight="normal"/>
    </style:style>
    <style:style style:name="T15" style:family="text">
      <style:text-properties fo:font-variant="normal" fo:text-transform="none" fo:letter-spacing="normal" fo:font-weight="normal" officeooo:rsid="0021be41"/>
    </style:style>
    <style:style style:name="T16" style:family="text">
      <style:text-properties fo:font-variant="normal" fo:text-transform="none" fo:letter-spacing="normal" fo:font-weight="normal" officeooo:rsid="00205d37"/>
    </style:style>
    <style:style style:name="T17" style:family="text">
      <style:text-properties fo:font-variant="normal" fo:text-transform="none" fo:letter-spacing="normal" fo:font-weight="normal" officeooo:rsid="0022d6c0"/>
    </style:style>
    <style:style style:name="T18" style:family="text">
      <style:text-properties fo:font-variant="normal" fo:text-transform="none" fo:letter-spacing="normal" fo:font-weight="normal" officeooo:rsid="00265318"/>
    </style:style>
    <style:style style:name="T19" style:family="text">
      <style:text-properties fo:font-variant="normal" fo:text-transform="none" fo:letter-spacing="normal" fo:font-weight="normal" officeooo:rsid="003097f4"/>
    </style:style>
    <style:style style:name="T20" style:family="text">
      <style:text-properties fo:font-variant="normal" fo:text-transform="none" fo:letter-spacing="normal" fo:font-weight="normal" officeooo:rsid="002fe8a4"/>
    </style:style>
    <style:style style:name="T21" style:family="text">
      <style:text-properties fo:font-variant="normal" fo:text-transform="none" fo:letter-spacing="normal" fo:font-weight="normal" officeooo:rsid="004e8cfb"/>
    </style:style>
    <style:style style:name="T22" style:family="text">
      <style:text-properties fo:font-variant="normal" fo:text-transform="none" fo:font-style="normal" fo:font-weight="normal" style:font-style-asian="normal" style:font-style-complex="normal"/>
    </style:style>
    <style:style style:name="T23" style:family="text">
      <style:text-properties fo:font-variant="normal" fo:text-transform="none" fo:font-style="normal" fo:font-weight="normal" officeooo:rsid="002c075b" style:font-style-asian="normal" style:font-style-complex="normal"/>
    </style:style>
    <style:style style:name="T24" style:family="text">
      <style:text-properties fo:font-variant="normal" fo:text-transform="none" style:text-line-through-style="none" style:text-line-through-type="none" fo:letter-spacing="normal" style:text-underline-style="none" fo:font-weight="normal" style:text-blinking="false" loext:padding="0cm" loext:border="none"/>
    </style:style>
    <style:style style:name="T25" style:family="text">
      <style:text-properties fo:font-variant="normal" fo:text-transform="none" fo:font-weight="normal"/>
    </style:style>
    <style:style style:name="T26" style:family="text">
      <style:text-properties fo:font-variant="normal" fo:text-transform="none" fo:font-weight="normal" officeooo:rsid="0027fd3c"/>
    </style:style>
    <style:style style:name="T27" style:family="text">
      <style:text-properties fo:font-variant="normal" fo:text-transform="none" fo:font-weight="normal" officeooo:rsid="00373bf4"/>
    </style:style>
    <style:style style:name="T28" style:family="text">
      <style:text-properties fo:font-variant="normal" fo:text-transform="none" fo:font-weight="normal" officeooo:rsid="0037c215"/>
    </style:style>
    <style:style style:name="T29" style:family="text">
      <style:text-properties fo:font-variant="normal" fo:text-transform="none" style:font-name="Ubuntu" fo:font-style="normal" fo:font-weight="normal" style:font-style-asian="normal" style:font-style-complex="normal"/>
    </style:style>
    <style:style style:name="T30" style:family="text">
      <style:text-properties fo:font-variant="normal" fo:text-transform="none" style:font-name="Ubuntu" fo:font-style="normal" fo:font-weight="normal" officeooo:rsid="002c075b" style:font-style-asian="normal" style:font-style-complex="normal"/>
    </style:style>
    <style:style style:name="T31" style:family="text">
      <style:text-properties fo:font-variant="normal" fo:text-transform="none" style:font-name="Ubuntu" fo:letter-spacing="normal" fo:font-style="normal" fo:font-weight="normal" style:font-style-asian="normal" style:font-style-complex="normal"/>
    </style:style>
    <style:style style:name="T32" style:family="text">
      <style:text-properties fo:font-variant="normal" fo:text-transform="none" style:font-name="Ubuntu" fo:letter-spacing="normal" fo:font-weight="normal"/>
    </style:style>
    <style:style style:name="T33" style:family="text">
      <style:text-properties fo:font-variant="normal" fo:text-transform="none" style:font-name="Ubuntu" fo:letter-spacing="normal" fo:font-style="italic" fo:font-weight="normal" style:font-style-asian="italic" style:font-style-complex="italic"/>
    </style:style>
    <style:style style:name="T34" style:family="text">
      <style:text-properties fo:font-variant="normal" fo:text-transform="none" style:font-name="Ubuntu" fo:font-weight="normal"/>
    </style:style>
    <style:style style:name="T35" style:family="text">
      <style:text-properties fo:font-variant="normal" fo:text-transform="none" style:font-name="Ubuntu" fo:font-weight="normal" officeooo:rsid="002c075b"/>
    </style:style>
    <style:style style:name="T36" style:family="text">
      <style:text-properties fo:font-variant="normal" fo:text-transform="none" style:font-name="Ubuntu" fo:font-weight="normal" officeooo:rsid="003befe4"/>
    </style:style>
    <style:style style:name="T37" style:family="text">
      <style:text-properties fo:font-variant="normal" fo:text-transform="none" style:font-name="Ubuntu" fo:font-weight="normal" officeooo:rsid="003eb000"/>
    </style:style>
    <style:style style:name="T38" style:family="text">
      <style:text-properties fo:font-variant="normal" fo:text-transform="none" style:font-name="Ubuntu" fo:font-style="italic" fo:font-weight="normal" style:font-style-asian="italic" style:font-style-complex="italic"/>
    </style:style>
    <style:style style:name="T39" style:family="text">
      <style:text-properties fo:font-variant="normal" fo:text-transform="none" style:font-name="Ubuntu" fo:font-style="italic" fo:font-weight="normal" officeooo:rsid="002c075b" style:font-style-asian="italic" style:font-style-complex="italic"/>
    </style:style>
    <style:style style:name="T40" style:family="text">
      <style:text-properties fo:font-variant="normal" fo:text-transform="none" style:font-name="Ubuntu" fo:font-size="13.6999998092651pt" fo:font-weight="normal"/>
    </style:style>
    <style:style style:name="T41" style:family="text">
      <style:text-properties fo:font-variant="normal" fo:text-transform="none" style:font-name="Ubuntu" fo:font-size="13.6999998092651pt" fo:font-weight="normal" officeooo:rsid="003befe4"/>
    </style:style>
    <style:style style:name="T42" style:family="text">
      <style:text-properties fo:font-variant="normal" fo:text-transform="none" style:font-name="Ubuntu" fo:font-size="13.6999998092651pt" fo:font-weight="normal" officeooo:rsid="003eb000"/>
    </style:style>
    <style:style style:name="T43" style:family="text">
      <style:text-properties officeooo:rsid="00205d37"/>
    </style:style>
    <style:style style:name="T44" style:family="text">
      <style:text-properties officeooo:rsid="00234689"/>
    </style:style>
    <style:style style:name="T45" style:family="text">
      <style:text-properties officeooo:rsid="0038e578" style:font-size-asian="14pt" style:font-style-asian="normal" style:font-size-complex="14pt" style:font-style-complex="normal"/>
    </style:style>
    <style:style style:name="T46" style:family="text">
      <style:text-properties officeooo:rsid="0040070d" style:font-size-asian="14pt" style:font-style-asian="normal" style:font-size-complex="14pt" style:font-style-complex="normal"/>
    </style:style>
    <style:style style:name="T47" style:family="text">
      <style:text-properties officeooo:rsid="0042f1e8" style:font-size-asian="14pt" style:font-style-asian="normal" style:font-size-complex="14pt" style:font-style-complex="normal"/>
    </style:style>
    <style:style style:name="T48" style:family="text">
      <style:text-properties officeooo:rsid="0040070d" style:font-size-asian="14pt" style:font-size-complex="14pt"/>
    </style:style>
    <style:style style:name="T49" style:family="text">
      <style:text-properties officeooo:rsid="0038e578" style:font-size-asian="14pt" style:font-size-complex="14pt"/>
    </style:style>
    <style:style style:name="T50" style:family="text">
      <style:text-properties officeooo:rsid="0042f1e8" style:font-size-asian="14pt" style:font-size-complex="14pt"/>
    </style:style>
    <style:style style:name="T51" style:family="text">
      <style:text-properties fo:font-weight="bold" style:font-weight-asian="bold" style:font-weight-complex="bold"/>
    </style:style>
    <style:style style:name="T52" style:family="text">
      <style:text-properties fo:font-weight="bold" officeooo:rsid="0044f00d" style:font-weight-asian="bold" style:font-weight-complex="bold"/>
    </style:style>
    <style:style style:name="T53" style:family="text">
      <style:text-properties officeooo:rsid="0032273f"/>
    </style:style>
    <style:style style:name="T54" style:family="text">
      <style:text-properties officeooo:rsid="0033e1e6"/>
    </style:style>
    <style:style style:name="T55" style:family="text">
      <style:text-properties officeooo:rsid="00373bf4"/>
    </style:style>
    <style:style style:name="T56" style:family="text">
      <style:text-properties officeooo:rsid="0042f1e8"/>
    </style:style>
    <style:style style:name="T57" style:family="text">
      <style:text-properties style:font-weight-asian="normal" style:font-weight-complex="normal"/>
    </style:style>
    <style:style style:name="T58" style:family="text">
      <style:text-properties officeooo:rsid="0044f00d" style:font-weight-asian="normal" style:font-weight-complex="normal"/>
    </style:style>
    <style:style style:name="T59" style:family="text">
      <style:text-properties officeooo:rsid="00460e45"/>
    </style:style>
    <style:style style:name="T60" style:family="text">
      <style:text-properties officeooo:rsid="0040070d"/>
    </style:style>
    <style:style style:name="T61" style:family="text">
      <style:text-properties officeooo:rsid="0038e578"/>
    </style:style>
    <style:style style:name="T62" style:family="text">
      <style:text-properties officeooo:rsid="0044f0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Cookies vs Local Storage</text:h>
      <text:p text:style-name="P9">Os cookies sempre foram a principal forma de armazenar informações sobre </text:p>
      <text:p text:style-name="P11"><text:span text:style-name="T43">os usuarios. </text:span><text:span text:style-name="T15">Geralmente</text:span><text:span text:style-name="T16"> usados para registrar elementos com estado, como itens do carrinho de compras, opções alteradas, </text:span><text:span text:style-name="T14">lembrar os hábitos de navegação ou para manter </text:span><text:span text:style-name="T15">conexão enquanto acontece a troca de pagina. </text:span><text:span text:style-name="T14">Então, o HTML5 introduziu o LocalStorage como mais uma opção de armazenamento de dados. </text:span><text:span text:style-name="T17">O</text:span><text:span text:style-name="T14">stenta</text:span><text:span text:style-name="T17">ndo</text:span><text:span text:style-name="T14"> uma capacidade de armazenamento muito maior do que os cookies em impressionantes 5 MB</text:span></text:p>
      <text:p text:style-name="P6"/>
      <text:p text:style-name="P12"><text:span text:style-name="T44">Tem duas opções para armazenamento de token do lado do cliente: localStorage e cookies. </text:span><text:span text:style-name="T14">Os dois têm propósitos diferentes e, portanto, diferentes pontos fortes e fracos. Os cookies destinam-se a ser lidos pelo servidor, enquanto o localStorage só pode ser lido pelo navegador. Assim, os cookies são restritos a pequenos volumes de dados, enquanto o localStorage pode armazenar mais, </text:span><text:span text:style-name="T21">porêm com menos segurança</text:span></text:p>
      <text:p text:style-name="P7">_____________________________________________________________________</text:p>
      <text:h text:style-name="P4" text:outline-level="2">Cookies</text:h>
      <text:p text:style-name="P27"><text:span text:style-name="T18">Cookies são pequenos arquivos de texto que são colocados no computador do usuário por um site. Eles armazenam uma quantidade muito pequena de dados em uma capacidade máxima de 4 KB. </text:span><text:span text:style-name="T25">Os cookies são usados de diferentes maneiras: armazenar as páginas visitadas em um site </text:span><text:span text:style-name="T26">ou as informações de login de um usuário</text:span><text:span text:style-name="T25">, </text:span><text:span text:style-name="T26">Validar a identidade do usuario após o login, evitando ter que inserir suas credenciais novamente, personalizar ou ajustar a experiencia do usuario com base no histórico de navegação limitado no site.</text:span></text:p>
      <text:p text:style-name="P27"><text:span text:style-name="T26"/></text:p>
      <text:p text:style-name="P1"><text:span text:style-name="T29">Existem dois tipos de cookies: cookies persistentes e cookies de sessão. Os cookies persistentes </text:span><text:span text:style-name="T30">t</text:span><text:span text:style-name="Emphasis"><text:span text:style-name="T29">êm </text:span></text:span><text:span text:style-name="T29">uma data de expiração. </text:span><text:span text:style-name="T31">Esses cookies são </text:span><text:soft-page-break/><text:span text:style-name="T31">armazenados no disco do usuário até a data de expiração e, em seguida, excluídos permanentemente. Eles podem ser usados para registrar os hábitos de um usuário em um determinado site, a fim de personalizar sua experiência sempre que o visitam.</text:span></text:p>
      <text:p text:style-name="P19">Os cookies de sessão não contêm uma data de expiração, eles são armazenados apenas enquanto o navegador ou guia estiver aberto, Assim que o navegador é fechado, eles são perdidos permanentemente. Esse tipo pode ser usado para armazenar as credenciais de um usuário bancário enquanto ele navega no site do banco, pois suas informações seriam esquecidas assim que a guia fosse fechada.</text:p>
      <text:p text:style-name="P18"/>
      <text:p text:style-name="P23"><text:span text:style-name="T19">D</text:span><text:span text:style-name="T14">esde que os </text:span><text:span text:style-name="T20">atributos seguros</text:span><text:span text:style-name="T24"> </text:span><text:span text:style-name="T14">adequados para os cookies sejam definidos, </text:span><text:span text:style-name="T19">eles não serão acessiveis via javascript. Fazendo os dados dos cookies serem menos vulneraveis que os dados do localStorage com ataques baseados em javascript. </text:span><text:span text:style-name="T14">Além disso, há uma variedade de abordagens para proteger cookies, então você pode ter mais opções de segurança do que com localStorage.</text:span></text:p>
      <text:p text:style-name="P24">Mas como os cookies têm uma capacidade de armazenamento <text:span text:style-name="T53">baixa, talvez não seja possível armazenar alguns tokens, alem de poder ser necessario </text:span>colocar um token de acesso no cabeçalho da solicitação de autorização HTTP com algumas APIs, o que significa que <text:span text:style-name="T54">os tokens não poderão ser armazenados sempre</text:span></text:p>
      <text:p text:style-name="P28">_____________________________________________________________________</text:p>
      <text:h text:style-name="P4" text:outline-level="2">Tokens</text:h>
      <text:p text:style-name="P13">Geralmente é utilizado e armazenado dois tipos de tokens: tokens de acesso e tokens de atualização. <text:span text:style-name="T55">Os tokens de acesso</text:span><text:span text:style-name="T27"> são tokens JWT de curta </text:span><text:soft-page-break/><text:span text:style-name="T27">duração assinados pelo servidor e incluídos em todas as solicitações HTTP que um navegador faz a um servidor Web, para autorizar a solicitação.</text:span></text:p>
      <text:p text:style-name="P14"><text:span text:style-name="T25">Os tokens de atualização são strings duradouras e opacas armazenadas no banco de dados do </text:span><text:span text:style-name="T28">site</text:span><text:span text:style-name="T25"> e usadas para adquirir novos tokens de acesso quando eles expiram</text:span></text:p>
      <text:p text:style-name="P8">_____________________________________________________________________</text:p>
      <text:h text:style-name="P4" text:outline-level="2">LocalStorage</text:h>
      <text:p text:style-name="P2"><text:span text:style-name="Strong_20_Emphasis"><text:span text:style-name="T36">M</text:span></text:span><text:span text:style-name="T34">uitos usos de cookies foram substituídos pelo uso de LocalStorage. </text:span><text:span text:style-name="T36">Isso o</text:span><text:span text:style-name="T34">corre</text:span><text:span text:style-name="T36">u</text:span><text:span text:style-name="T34"> </text:span><text:span text:style-name="T36">pelas muitas </text:span><text:span text:style-name="T34">vantagens </text:span><text:span text:style-name="T36">dele </text:span><text:span text:style-name="T34">sobre cookies. </text:span><text:span text:style-name="T36">A diferença mais importante é que </text:span><text:span text:style-name="T34">os dados não precisam ser enviados e recebidos a cada solicitação HTTP. </text:span><text:span text:style-name="T36">R</text:span><text:span text:style-name="T34">eduz</text:span><text:span text:style-name="T36">indo</text:span><text:span text:style-name="T34"> o tráfego geral entre o cliente e o servidor e a quantidade de largura de banda desperdiçada. Isso ocorre porque os dados são armazenados no disco local do usuário e não são destruídos ou apagados pela perda de uma conexão com a Internet, a menos que sejam limpos por meio do código Javascript . Além disso, como mencionado anteriormente, o LocalStorage pode armazenar até 5 MB de </text:span><text:span text:style-name="T37">strings, objetos ou primitivos javascript</text:span><text:span text:style-name="T34">. </text:span><text:span text:style-name="T37">Tudo isso é bom para bits maiores de dados que precisam ser armazenados por períodos de tempo mais longos</text:span></text:p>
      <text:p text:style-name="P21"/>
      <text:p text:style-name="P22"><text:span text:style-name="T60">O localstorage pode ser usado para proteger e armazenar </text:span><text:span text:style-name="T61">dados coletados em áreas com conexões irregulares. </text:span><text:span text:style-name="T60">Para fazer um bom uso dessa vantagem, </text:span><text:span text:style-name="T56">é necessario </text:span><text:span text:style-name="T60">o nivel de ameaça dos dados ser baixo. Seria bom carregar os dados quando a conexão for restabelecida e, em seguida, excluir a versão armazenada localmente, alem de criptografar os dados armazenados para não </text:span><text:span text:style-name="T56">serem</text:span><text:span text:style-name="T60"> facilmente hackeados.</text:span><text:span text:style-name="T61"> </text:span><text:span text:style-name="T56">D</text:span>ados altamente vulneráveis, <text:span text:style-name="T56">não</text:span> podem ser armazenados ou protegidos adequadamente usando o LocalStorage dessa maneira.</text:p>
      <text:p text:style-name="P22"/>
      <text:p text:style-name="P25"><text:soft-page-break/><text:span text:style-name="T52">Vantagens: </text:span><text:span text:style-name="T58">O conteúdo não pode ser enviado automaticamente para qualquer lugar. </text:span><text:span text:style-name="T62">Portanto, o localStorage é imune a ataques de falsificação de solicitação entre sites.</text:span></text:p>
      <text:p text:style-name="P26"><text:span text:style-name="T51">Desvantagens:</text:span> <text:s/>É potencialmente vulnerável a ataques de script entre sites, não fornece atributos seguros que permitem bloquear ataques <text:span text:style-name="T59">e tem como escopo uma origem em vez de um dominio, não permitindo ser acessado de diferentes domínios ou mesmo subdomínios.</text:span></text:p>
      <text:p text:style-name="P17"><text:span text:style-name="T14">_____________________________________________________________________</text:span></text:p>
      <text:h text:style-name="P4" text:outline-level="2">Conclusão</text:h>
      <text:p text:style-name="P16">Tanto os cookies quanto localstorage tem aplicações no desenvolvimento do web moderno. Os cookies são menores e enviam informações do servidor de volta a cada solicitação HTTP, enquanto o LocalStorage é maior e pode conter informações do lado do cliente</text:p>
      <text:p text:style-name="P15"/>
      <text:p text:style-name="P16">Os dois são vulneraveis a ataques XSS. Mas os cookies tem maior probabilidade de impedir esses ataques se implementado com segurança. Por isso é recomendado armazenar tokens importantes usando cookies</text:p>
      <text:p text:style-name="P17"><text:span text:style-name="T14">_____________________________________________________________________</text:span></text:p>
      <text:p text:style-name="P17"><text:span text:style-name="T1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Roboto" svg:font-family="Roboto, Arial, Helvetica, sans-serif"/>
    <style:font-face style:name="inherit" svg:font-family="inherit"/>
    <style:font-face style:name="source-serif-pro" svg:font-family="source-serif-pro, Georgia, Cambria, 'Times New Roman', Times, 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1T08:06:46.150037911</meta:creation-date>
    <dc:date>2023-05-03T09:33:19.425381930</dc:date>
    <meta:editing-duration>PT5H55M32S</meta:editing-duration>
    <meta:editing-cycles>23</meta:editing-cycles>
    <meta:generator>LibreOffice/7.0.4.2$Linux_X86_64 LibreOffice_project/00$Build-2</meta:generator>
    <meta:document-statistic meta:table-count="0" meta:image-count="0" meta:object-count="0" meta:page-count="4" meta:paragraph-count="26" meta:word-count="874" meta:character-count="5836" meta:non-whitespace-character-count="4986"/>
  </office:meta>
</office:document-meta>
</file>